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엘머로 다물체(Multi-Bodies) 해석</text:p>
      <text:p text:style-name="Author">DymaxionKim</text:p>
      <text:p text:style-name="Date">2017-08-??</text:p>
      <text:h text:style-name="Heading_20_2" text:outline-level="2">1. 개요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다물체(Multi-Bodies) 해석</dc:title>
  </office:meta>
</office:document-meta>
</file>